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Tailoring</text:p>
          </table:table-cell>
          <table:table-cell office:value-type="string">
            <text:p>Loom</text:p>
          </table:table-cell>
          <table:table-cell office:value-type="string">
            <text:p>Thread</text:p>
          </table:table-cell>
          <table:table-cell office:value-type="string">
            <text:p>Raw Cotton/Wool/Hemp</text:p>
          </table:table-cell>
        </table:table-row>
        <table:table-row table:style-name="ro1">
          <table:table-cell/>
          <table:table-cell office:value-type="string">
            <text:p>Loom</text:p>
          </table:table-cell>
          <table:table-cell office:value-type="string">
            <text:p>Fabric</text:p>
          </table:table-cell>
          <table:table-cell office:value-type="string">
            <text:p>Thread</text:p>
          </table:table-cell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Cloth Bolt</text:p>
          </table:table-cell>
          <table:table-cell office:value-type="string">
            <text:p>Fabric</text:p>
          </table:table-cell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Shirt</text:p>
          </table:table-cell>
          <table:table-cell office:value-type="string">
            <text:p>Fabric</text:p>
          </table:table-cell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Blouse</text:p>
          </table:table-cell>
          <table:table-cell office:value-type="string">
            <text:p>Fabric</text:p>
          </table:table-cell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Pants</text:p>
          </table:table-cell>
          <table:table-cell office:value-type="string">
            <text:p>Fabri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0:23.30</meta:creation-date>
    <dc:date>2012-08-30T21:00:31.18</dc:date>
    <meta:editing-duration>PT7S</meta:editing-duration>
    <meta:editing-cycles>1</meta:editing-cycles>
    <meta:document-statistic meta:table-count="3" meta:cell-count="19" meta:object-count="0"/>
    <meta:generator>LibreOffice/3.4$Win32 LibreOffice_project/340m1$Build-502</meta:generator>
  </office:meta>
</office:document-meta>
</file>